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padding="0.0193in" fo:border="0.0008in solid #d9d9e3"/>
    </style:style>
    <style:style style:name="P2" style:family="paragraph" style:parent-style-name="Text_20_body" style:list-style-name="L1">
      <style:paragraph-properties fo:margin-top="0in" fo:margin-bottom="0in" fo:padding="0.0193in" fo:border="0.0008in solid #d9d9e3"/>
    </style:style>
    <style:style style:name="P3" style:family="paragraph" style:parent-style-name="Text_20_body">
      <style:paragraph-properties fo:padding="0.0193in" fo:border="0.0008in solid #d9d9e3"/>
    </style:style>
    <style:style style:name="T1" style:family="text">
      <style:text-properties fo:font-weight="normal" style:font-weight-asian="normal" style:font-weight-complex="normal"/>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Bio</text:span></text:p>
      <text:p text:style-name="P1"><text:span text:style-name="Strong_20_Emphasis">Tughu Aiyewa - Shaping Realities at the Intersection of Art and Technology</text:span></text:p>
      <text:p text:style-name="P1"><text:span text:style-name="Strong_20_Emphasis"/></text:p>
      <text:p text:style-name="P1"><text:span text:style-name="Strong_20_Emphasis">2D/3D Artist | Animator | VR/AR Developer</text:span></text:p>
      <text:p text:style-name="P1"><text:span text:style-name="Strong_20_Emphasis"><text:span text:style-name="T1">With over 5 years of creative experience in the dynamic realms of animation, advertising, branding, and education, I am Tughu Aiyewa, a versatile 2D/3D artist, animator, environment and character modeller. Recently earning a Master's in Virtual and Extended Realities from the University of the West of England, I am now navigating the realm of AR development, with a keen focus on the education sector. Embracing the technology sector, my goal is to merge artistic creativity with cutting-edge AR innovations, redefining learning experiences. Let's weave art and technology into a new narrative!</text:span></text:span></text:p>
      <text:p text:style-name="P1"><text:span text:style-name="Strong_20_Emphasis"/></text:p>
      <text:p text:style-name="P1"><text:span text:style-name="Strong_20_Emphasis">Professional Journey:</text:span></text:p>
      <text:p text:style-name="P1"><text:span text:style-name="Strong_20_Emphasis"><text:span text:style-name="T1">Embarking on my artistic journey over half a decade ago, I've honed my skills in 2D character creation, rigging, animation, and 3D character, environment, and props modelling. My creative fingerprints adorn diverse projects, ranging from engaging animations to captivating motion graphics, explainer videos, and cutting-edge VR/AR experiences.</text:span></text:span></text:p>
      <text:p text:style-name="P1"><text:span text:style-name="Strong_20_Emphasis"/></text:p>
      <text:p text:style-name="P1"><text:span text:style-name="Strong_20_Emphasis">Master of Art in Virtual and Extended Reality:</text:span></text:p>
      <text:p text:style-name="P1"><text:span text:style-name="Strong_20_Emphasis"><text:span text:style-name="T1">Armed with a Master's degree in Virtual and Extended Reality, my technical prowess extends beyond the canvas. The program equipped me with in-depth knowledge of mixed reality development and digital storytelling, with a particular focus on AR. I mastered the art of crafting AR experiences using Unity and Vuforia for mobile Android devices.</text:span></text:span></text:p>
      <text:p text:style-name="P1"><text:span text:style-name="Strong_20_Emphasis"/></text:p>
      <text:p text:style-name="P1"><text:span text:style-name="Strong_20_Emphasis">Innovation and Collaboration:</text:span></text:p>
      <text:p text:style-name="P1"><text:span text:style-name="Strong_20_Emphasis"><text:span text:style-name="T1">In the ever-evolving landscape of virtual experiences, I not only bring technical expertise but also a collaborative spirit. My education instilled effective communication and teamwork, essential in translating client briefs into awe-inspiring realities. I thrive on turning creative visions into tangible, interactive experiences.</text:span></text:span></text:p>
      <text:p text:style-name="P1"><text:span text:style-name="Strong_20_Emphasis"/></text:p>
      <text:p text:style-name="P1"><text:span text:style-name="Strong_20_Emphasis">Diverse Portfolio:</text:span></text:p>
      <text:p text:style-name="P1"><text:span text:style-name="Strong_20_Emphasis"><text:span text:style-name="T1">From the captivating realms of animation and gaming to the strategic arenas of advertising and branding, my portfolio narrates a story of versatility. I've left my mark in commercial industries, breathing life into brands, and in education, where I've used art to teach languages, emphasizing accents, and celebrating cultural diversity.</text:span></text:span></text:p>
      <text:p text:style-name="P1"><text:span text:style-name="Strong_20_Emphasis"/></text:p>
      <text:p text:style-name="P1"><text:span text:style-name="Strong_20_Emphasis">Why Choose Tughu Aiyewa?</text:span></text:p>
      <text:p text:style-name="P1"><text:span text:style-name="Strong_20_Emphasis">Extensive Experience: </text:span><text:span text:style-name="Strong_20_Emphasis"><text:span text:style-name="T1">Over 5 years in the creative industry.</text:span></text:span></text:p>
      <text:p text:style-name="P1"><text:span text:style-name="Strong_20_Emphasis">Masters in VR/AR: </text:span><text:span text:style-name="Strong_20_Emphasis"><text:span text:style-name="T1">A solid foundation in augmented reality.</text:span></text:span></text:p>
      <text:p text:style-name="P1"><text:soft-page-break/><text:span text:style-name="Strong_20_Emphasis">Technical Proficiency: </text:span><text:span text:style-name="Strong_20_Emphasis"><text:span text:style-name="T1">Skillful in Unity and Vuforia for AR development; Blender, Maya and Substance Painter for 3D modelling and Adobe Illustrator, Adobe Photoshop and Adobe After Effects for 2D animation.</text:span></text:span></text:p>
      <text:p text:style-name="P1"><text:span text:style-name="Strong_20_Emphasis">Versatile Portfolio: </text:span><text:span text:style-name="Strong_20_Emphasis"><text:span text:style-name="T1">From animation to advertising, a spectrum of creative excellence.</text:span></text:span></text:p>
      <text:p text:style-name="P1">Let's redefine reality together. Whether you seek a captivating game, visually stunning branding, or an educational journey through accents and diversity, I am here to turn concepts into immersive experiences.</text:p>
      <text:p text:style-name="Standard"/>
      <text:p text:style-name="Standard"/>
      <text:p text:style-name="Standard"/>
      <text:p text:style-name="Standard"/>
      <text:p text:style-name="Standard"/>
      <text:p text:style-name="Standard">Linkedin</text:p>
      <text:p text:style-name="P1"><text:span text:style-name="Strong_20_Emphasis">Tughu Aiyewa - Shaping Realities at the Intersection of Art and Technology</text:span></text:p>
      <text:p text:style-name="P1">As a 2D/3D artist with over 5 years of experience in games, motion graphics, and 2D character creation and animation, I've cultivated a passion for bringing imaginations to life. Recently earning a Master's in Virtual and Extended Realities from UWE, I am now navigating the realm of AR development, with a keen focus on the education sector. Embracing the technology sector, my goal is to merge artistic creativity with cutting-edge AR innovations, redefining learning experiences. Let's weave art and technology into a new narrative!</text:p>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ughu Aiyewa</meta:initial-creator>
    <meta:creation-date>2023-12-03T19:41:18.37</meta:creation-date>
    <dc:date>2023-12-04T03:25:37.65</dc:date>
    <dc:creator>Tughu Aiyewa</dc:creator>
    <meta:editing-duration>PT7H44M</meta:editing-duration>
    <meta:editing-cycles>5</meta:editing-cycles>
    <meta:generator>OpenOffice/4.1.14$Win32 OpenOffice.org_project/4114m1$Build-9811</meta:generator>
    <meta:document-statistic meta:table-count="0" meta:image-count="0" meta:object-count="0" meta:page-count="2" meta:paragraph-count="21" meta:word-count="509" meta:character-count="3440"/>
  </office:meta>
</office:document-meta>
</file>